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language="en" fo:country="US" officeooo:rsid="001a3b00" officeooo:paragraph-rsid="0016fad9"/>
    </style:style>
    <style:style style:name="P3" style:family="paragraph" style:parent-style-name="Text_20_body">
      <style:text-properties style:font-name="Arial" fo:language="en" fo:country="US" officeooo:rsid="001a3b00" officeooo:paragraph-rsid="0019fd61"/>
    </style:style>
    <style:style style:name="P4" style:family="paragraph" style:parent-style-name="Text_20_body">
      <style:text-properties style:font-name="Arial" fo:language="en" fo:country="US" officeooo:rsid="001f55f4" officeooo:paragraph-rsid="0019fd61" fo:background-color="#ff9999"/>
    </style:style>
    <style:style style:name="P5" style:family="paragraph" style:parent-style-name="Text_20_body">
      <style:text-properties style:font-name="Arial" fo:language="en" fo:country="US" officeooo:rsid="001f55f4" officeooo:paragraph-rsid="0019fd61"/>
    </style:style>
    <style:style style:name="P6" style:family="paragraph" style:parent-style-name="Text_20_body">
      <style:text-properties style:font-name="Arial" fo:language="en" fo:country="US" style:text-underline-style="solid" style:text-underline-width="auto" style:text-underline-color="font-color" officeooo:rsid="001f55f4" officeooo:paragraph-rsid="001c6d5d" fo:background-color="transparent"/>
    </style:style>
    <style:style style:name="T1" style:family="text">
      <style:text-properties officeooo:rsid="00194620"/>
    </style:style>
    <style:style style:name="T2" style:family="text">
      <style:text-properties officeooo:rsid="001bb1f4"/>
    </style:style>
    <style:style style:name="T3" style:family="text">
      <style:text-properties officeooo:rsid="001d2d6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2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é uma missão que pretende criar <text:s/>unidades de produção agrícola autónomas <text:span text:style-name="T1">transportáveis</text:span> para locais estratégicos onde hajam refugiados e locais onde as pessoas não têm como pagar.</text:p>
      <text:p text:style-name="P5"/>
      <text:p text:style-name="P4">Download <text:span text:style-name="T2">do</text:span> project<text:span text:style-name="T2">o</text:span>:</text:p>
      <text:p text:style-name="P6"><text:span text:style-name="T4">git clone </text:span><text:a xlink:type="simple" xlink:href="https://github.com/missionsave/proj" text:style-name="Internet_20_link" text:visited-style-name="Visited_20_Internet_20_Link">https://github.com/missionsave/proj</text:a> <text:span text:style-name="T5">betterplanetmission</text:span></text:p>
      <text:p text:style-name="P3"/>
      <text:p text:style-name="P2"><text:a xlink:type="simple" xlink:href="http://www.youtube.com/embed/QZ-5ADFl6WQ" text:style-name="Internet_20_link" text:visited-style-name="Visited_20_Internet_20_Link">http://www.youtube.com/embed/QZ-5ADFl6WQ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9-06-22T21:35:26.078000000</dc:date>
    <meta:editing-duration>PT5H58M30S</meta:editing-duration>
    <meta:editing-cycles>10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4" meta:word-count="36" meta:character-count="310" meta:non-whitespace-character-count="277"/>
  </office:meta>
</office:document-meta>
</file>